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style:tab-stops>
          <style:tab-stop style:position="6.001cm"/>
        </style:tab-stops>
      </style:paragraph-properties>
    </style:style>
    <style:style style:name="P3" style:family="paragraph" style:parent-style-name="Preformatted_20_Text" style:master-page-name="">
      <loext:graphic-properties draw:fill="none"/>
      <style:paragraph-properties fo:margin-left="0cm" fo:margin-right="1.101cm" fo:margin-top="0cm" fo:margin-bottom="0cm" style:contextual-spacing="false" fo:text-indent="0cm" style:auto-text-indent="false" style:page-number="auto" fo:background-color="transparent">
        <style:tab-stops>
          <style:tab-stop style:position="6.001cm"/>
        </style:tab-stops>
      </style:paragraph-properties>
    </style:style>
    <style:style style:name="P4" style:family="paragraph" style:parent-style-name="Preformatted_20_Text">
      <loext:graphic-properties draw:fill="none"/>
      <style:paragraph-properties fo:margin-left="0cm" fo:margin-right="1.101cm" fo:margin-top="0cm" fo:margin-bottom="0cm" style:contextual-spacing="false" fo:text-indent="0cm" style:auto-text-indent="false" fo:background-color="transparent">
        <style:tab-stops>
          <style:tab-stop style:position="6.001cm"/>
        </style:tab-stops>
      </style:paragraph-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text:dont-balance-text-columns="false" style:editable="false">
        <style:columns fo:column-count="3" fo:column-gap="0.3cm">
          <style:column style:rel-width="21845*" fo:start-indent="0cm" fo:end-indent="0.15cm"/>
          <style:column style:rel-width="21845*" fo:start-indent="0.15cm" fo:end-indent="0.15cm"/>
          <style:column style:rel-width="21845*" fo:start-indent="0.15cm" fo:end-indent="0cm"/>
        </style:columns>
      </style:section-properties>
    </style:style>
    <style:style style:name="Sect3" style:family="section">
      <style:section-properties text:dont-balance-text-columns="false" fo:margin-left="0cm" fo:margin-right="0.051cm" style:editable="false">
        <style:columns fo:column-count="2">
          <style:column style:rel-width="7284*" fo:start-indent="0cm" fo:end-indent="0.499cm"/>
          <style:column style:rel-width="7257*" fo:start-indent="0.4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eníze (ne)jsou všechno</text:h>
      <text:section text:style-name="Sect1" text:name="Sekce1">
        <text:p text:style-name="Preformatted_20_Text">Jako frekventant třetí třídy základní školy jsem strašně záviděl svému spolužákovi dvoupatrový penál ve tvaru fotbalového míče.</text:p>
        <text:p text:style-name="Preformatted_20_Text">Aleš Novák, jak se ten spolužák jmenoval, měl kromě toho krásného penálu taky nové adidasky na suchý zip a hlavně hrozně zajímavou digitální hru. Takovou jsem taky chtěl a měl jsem rodičům za zlé, že mi ji nekoupí. Nedokázal jsem pochopit, proč můj otec nevydělává tolik peněz, aby mi ji mohl dopřát. Rodiče se mi tehdy snažili vysvětlit, že digitální hra není nejdůležitější věcí na světě. Používali přitom velmi často větu: „Peníze nejsou všechno.“</text:p>
        <text:p text:style-name="Preformatted_20_Text">Šeredně se mýlili. Při listování nabídkami zprostředkovatelských firem na internetu člověk snadno pochopí, že je to všechno jinak. Za peníze je tam k mání nejen anonymní účet nebo adresa v Hongkongu či Amsterodamu. Za pořádný balík si jde koupit i druhé občanství, doktorát, a dokonce i šlechtický titul.</text:p>
        <text:p text:style-name="Preformatted_20_Text">Není to zrovna nejlevnější, takový doktorát přijde na osmdesát tisíc, ale když to srovnáte s přijímacími testy na práva za sto tisíc, je to titul doslova za babku. A bez práce.</text:p>
        <text:p text:style-name="Preformatted_20_Text">Milí rodiče, nevykládejte svým dětem bludy. Peníze jsou všechno.</text:p>
      </text:section>
      <text:h text:style-name="Heading_20_1" text:outline-level="1">Kdopak asi chtěl práskat dveřmi</text:h>
      <text:section text:style-name="Sect2" text:name="Sekce2">
        <text:p text:style-name="Preformatted_20_Text">Politika před patnácti lety – vybíráme z Neviditelného psa</text:p>
        <text:p text:style-name="Preformatted_20_Text">Někdo prý během čtvrteční schůzky čtyři plus jedna u prezidenta Havla vyhrožoval, že práskne dveřmi a vyhrožoval předčasnými volbami. Kdopak to asi mohl být? Zeman ne, protože Zeman byl jeden z těch, kdo o tom řekl tisku. Lux taky ne, protože Lux je klidná síla a klidné síly do stolu nebouchají a dveře zavírají tiše. Zbývá Kalvoda a Klaus. Takže znovu, tentokrát přesněji: který z těch dvou to mohl být? </text:p>
        <text:p text:style-name="Preformatted_20_Text">Dozvíme se to jistě brzy, zatím můžeme hádat a typovat. Ten zatím neznámý kaučukový dědek, který vyskakoval, musel vědět, že se o tom obyvatelstvo dozví. Pokud si to neuvědomil, hodí se do špičkové politiky jako já do špičkového baletu (aby bylo jasno, znamená to MÁLO). Takže znovu, scénka u kulatého stolu byla určena pro kampaň do příštích voleb, ať budou na podzim, za dva roky nebo za čtyři (osobně typuji prostřední variantu).</text:p>
        <text:p text:style-name="Preformatted_20_Text">Obyvatelstvo si přeje, aby se papaláši dohodli, protože obyvatelstvu jde o pohodlíčko a gulášek a pivínko a ne o čistotu ideologické koncepce, a jelikož jde o obyvatelstvo takřka inteligentní, je mu jasné, že labilita vlády by vedla ke zhoršení pohodlíčka, zdražení gulášku a zteplání pivíčka, takže kaučukový dědek si vyskakováním asi nezíská potlesk davu.</text:p>
        <text:p text:style-name="Preformatted_20_Text">Z toho všeho mi vychází, že onen kaučukový dědek by mohl být Kalvoda. Jeho ODA se dostala do parlamentu plížením plazením, a ti kdo ODU volili ji vodili proto, že Kalvoda je starý prudina. </text:p>
        <text:p text:style-name="Preformatted_20_Text">Pokud jsem se sekl, a prudil Václav Klaus, pak nezbývá než říci... ale to je strašné, opravdu strašné nedorozumění... </text:p>
      </text:section>
      <text:section text:style-name="Sect3" text:name="Sekce3">
        <text:h text:style-name="P1" text:outline-level="1">Předpověď počasí</text:h>
        <text:p text:style-name="Preformatted_20_Text">Dnes: Polojasno, během dne přibývání oblačnosti, místy déšť. Nejvyšší denní teploty vystoupí na 20 až 24 °C.</text:p>
        <text:p text:style-name="Preformatted_20_Text">Zítra: Zpočátku zataženo, místy déšť, zejména na jihu. Nejvyšší denní teploty klesnou na 18 °C.</text:p>
        <text:p text:style-name="Preformatted_20_Text">Rekordní teploty: Nejvyšší teplota 34,5 °C z roku 1868. Nejnižší teplota 8,3 °C z roku 1902. Dlouhodobý normál je 19,2 °C.</text:p>
        <text:p text:style-name="Preformatted_20_Text">Bio: stupeň 1</text:p>
        <text:h text:style-name="Heading_20_1" text:outline-level="1" text:is-list-header="true">Vodácký servis</text:h>
        <text:p text:style-name="P2">Údaje jsou v centimetrech – aktuální stav hladiny / limit sjízdnosti</text:p>
        <text:p text:style-name="P3">Sázava, Ledeč n/S:<text:tab/>94/95</text:p>
        <text:p text:style-name="P4">Jizera, Žel. Brod:<text:tab/>107/110</text:p>
        <text:p text:style-name="P4">Divoká Orlice, Kostelec:<text:tab/>9/50</text:p>
        <text:p text:style-name="P4">Lužnice, Bechyně:<text:tab/>89/80</text:p>
        <text:p text:style-name="P4">Otava, Sušice:<text:tab/>27/55</text:p>
        <text:p text:style-name="P4">Vltava, Vyšší Brod:<text:tab/>69/83</text:p>
        <text:p text:style-name="P4">Morava, Moravičany:<text:tab/>89/5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cs" fo:country="CZ"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chapter">
      <style:paragraph-properties fo:margin-top="0.801cm" fo:margin-bottom="0.6cm" style:contextual-spacing="false" fo:text-align="center" style:justify-single-word="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11T17:08:02.642065500</dc:date>
    <meta:editing-duration>PT11M44S</meta:editing-duration>
    <meta:editing-cycles>3</meta:editing-cycles>
    <meta:generator>LibreOffice/26.2.0.3$Windows_X86_64 LibreOffice_project/620$Build-3</meta:generator>
    <meta:document-statistic meta:table-count="0" meta:image-count="0" meta:object-count="0" meta:page-count="2" meta:paragraph-count="27" meta:word-count="539" meta:character-count="3343" meta:non-whitespace-character-count="2826"/>
  </office:meta>
</office:document-meta>
</file>